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Extrabold" svg:font-family="'Open Sans Extrabold'" style:font-family-generic="swiss" style:font-pitch="variable"/>
    <style:font-face style:name="Purisa" svg:font-family="Purisa" style:font-adornments="Bold" style:font-pitch="variable"/>
  </office:font-face-decls>
  <office:automatic-styles>
    <style:style style:name="P1" style:family="paragraph" style:parent-style-name="Standard">
      <style:text-properties style:font-name="Open Sans Extrabold" fo:font-size="16pt" fo:font-weight="bold" officeooo:rsid="001599e0" officeooo:paragraph-rsid="001599e0" style:font-size-asian="16pt" style:font-weight-asian="bold" style:font-size-complex="16pt" style:font-weight-complex="bold"/>
    </style:style>
    <style:style style:name="P2" style:family="paragraph" style:parent-style-name="Standard">
      <style:text-properties style:font-name="Liberation Serif1" fo:font-size="12pt" fo:font-weight="bold" officeooo:rsid="001599e0" officeooo:paragraph-rsid="001599e0" style:font-size-asian="10.5pt" style:font-weight-asian="bold" style:font-size-complex="12pt" style:font-weight-complex="bold"/>
    </style:style>
    <style:style style:name="P3" style:family="paragraph" style:parent-style-name="Standard">
      <style:text-properties style:font-name="Liberation Serif1" fo:font-size="12pt" fo:font-weight="bold" officeooo:rsid="0018ef43" officeooo:paragraph-rsid="0018ef43" style:font-size-asian="10.5pt" style:font-weight-asian="bold" style:font-size-complex="12pt" style:font-weight-complex="bold"/>
    </style:style>
    <style:style style:name="P4" style:family="paragraph" style:parent-style-name="Standard">
      <style:text-properties style:font-name="Liberation Serif1" fo:font-size="12pt" fo:font-weight="normal" officeooo:rsid="001599e0" officeooo:paragraph-rsid="001599e0" style:font-size-asian="10.5pt" style:font-weight-asian="normal" style:font-size-complex="12pt" style:font-weight-complex="normal"/>
    </style:style>
    <style:style style:name="P5" style:family="paragraph" style:parent-style-name="Standard">
      <style:text-properties style:font-name="Liberation Serif1" fo:font-size="14pt" fo:font-weight="bold" officeooo:rsid="001599e0" officeooo:paragraph-rsid="001599e0" style:font-size-asian="14pt" style:font-weight-asian="bold" style:font-size-complex="14pt" style:font-weight-complex="bold"/>
    </style:style>
    <style:style style:name="P6" style:family="paragraph" style:parent-style-name="Standard">
      <style:text-properties style:font-name="Liberation Serif1" fo:font-size="14pt" fo:font-weight="bold" officeooo:rsid="0018ef43" officeooo:paragraph-rsid="0018ef43"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70454" style:font-weight-asian="normal" style:font-weight-complex="normal"/>
    </style:style>
    <style:style style:name="T4"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4</text:p>
      <text:p text:style-name="P1"/>
      <text:p text:style-name="P5">1.</text:p>
      <text:p text:style-name="P5"><text:s text:c="4"/>a)</text:p>
      <text:p text:style-name="P4"><text:tab/><text:span text:style-name="T1">SSTF – </text:span>This algorithm aims to pick the request closest to the current position on the disk as possible. This minimizes seek time and takes rotational delay into consideration.</text:p>
      <text:p text:style-name="P4"/>
      <text:p text:style-name="P4"><text:tab/><text:span text:style-name="T1">SCAN - <text:s/></text:span>This algorithm moves in one direction and selects the request closest to the current position, then reverses direction when it reaches the end.</text:p>
      <text:p text:style-name="P4"><text:tab/></text:p>
      <text:p text:style-name="P4"><text:tab/><text:span text:style-name="T1">C-SCAN – </text:span>This algorithm is the same as SCAN but when it reaches the end it doesn’t reverse direction, instead it wraps back around to the beginning and continues in the same direction.</text:p>
      <text:p text:style-name="P4"/>
      <text:p text:style-name="P5"><text:s text:c="4"/>b)</text:p>
      <text:p text:style-name="P2"><text:tab/><text:span text:style-name="T3">hand drawn</text:span></text:p>
      <text:p text:style-name="P2"><text:span text:style-name="T3"/></text:p>
      <text:p text:style-name="P2"><text:span text:style-name="T3"/></text:p>
      <text:p text:style-name="P6">2.</text:p>
      <text:p text:style-name="P3"><text:tab/><text:span text:style-name="T2">RAID-0:<text:tab/>C. Failure of one disk causes loss of data</text:span></text:p>
      <text:p text:style-name="P3"><text:span text:style-name="T2"><text:tab/>RAID-1:<text:tab/>A. Wastes disk capacity</text:span></text:p>
      <text:p text:style-name="P3"><text:span text:style-name="T2"><text:tab/>RAID-4:<text:tab/>D. Parity disk is performance bottleneck<text:line-break/><text:tab/>RAID-5:<text:tab/>B. Complicated calculation of data and parity location</text:span></text:p>
      <text:p text:style-name="P3"><text:span text:style-name="T2"/></text:p>
      <text:p text:style-name="P6">3.</text:p>
      <text:p text:style-name="P3"><text:span text:style-name="T2"><text:tab/>hand drawn</text:span></text:p>
      <text:p text:style-name="P3"><text:span text:style-name="T2"/></text:p>
      <text:p text:style-name="P6">4.</text:p>
      <text:p text:style-name="P6"><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Extrabold" svg:font-family="'Open Sans Extrabold'" style:font-family-generic="swiss" style:font-pitch="variable"/>
    <style:font-face style:name="Purisa" svg:font-family="Purisa"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10:50:42.280524633</meta:creation-date>
    <dc:date>2025-04-16T11:38:54.468258089</dc:date>
    <meta:editing-duration>PT6M41S</meta:editing-duration>
    <meta:editing-cycles>1</meta:editing-cycles>
    <meta:document-statistic meta:table-count="0" meta:image-count="0" meta:object-count="0" meta:page-count="1" meta:paragraph-count="17" meta:word-count="128" meta:character-count="763" meta:non-whitespace-character-count="628"/>
    <meta:generator>LibreOffice/24.2.7.2$Linux_X86_64 LibreOffice_project/420$Build-2</meta:generator>
  </office:meta>
</office:document-meta>
</file>